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fo:min-height="0.666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433cm" svg:height="1.365cm" svg:x="8.057cm" svg:y="8.81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4" draw:text-style-name="P1" xml:id="id4" draw:id="id4" draw:layer="layout" svg:width="1.433cm" svg:height="1.365cm" svg:x="4.257cm" svg:y="12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4" draw:text-style-name="P1" xml:id="id7" draw:id="id7" draw:layer="layout" svg:width="1.433cm" svg:height="1.365cm" svg:x="10.7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4" draw:text-style-name="P1" xml:id="id22" draw:id="id22" draw:layer="layout" svg:width="1.433cm" svg:height="1.365cm" svg:x="2.557cm" svg:y="15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4" draw:text-style-name="P1" xml:id="id25" draw:id="id25" draw:layer="layout" svg:width="1.433cm" svg:height="1.365cm" svg:x="5.9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4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4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5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5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5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5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5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5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1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1.433cm" svg:height="1.365cm" svg:x="13.757cm" svg:y="5.4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2" draw:text-style-name="P1" xml:id="id10" draw:id="id10" draw:layer="layout" svg:width="1.433cm" svg:height="1.365cm" svg:x="19.457cm" svg:y="8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4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4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4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4" draw:text-style-name="P1" xml:id="id37" draw:id="id37" draw:layer="layout" svg:width="1.433cm" svg:height="1.365cm" svg:x="18.9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4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4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5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5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5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5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5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5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6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6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7" draw:text-style-name="P5" draw:layer="layout" svg:width="2.068cm" svg:height="1.83cm" svg:x="25.698cm" svg:y="1.633cm">
          <draw:text-box>
            <text:p text:style-name="P5"><text:span text:style-name="T4">...</text:span></text:p>
          </draw:text-box>
        </draw:frame>
        <draw:custom-shape draw:style-name="gr4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4" draw:text-style-name="P1" draw:layer="layout" svg:width="1.433cm" svg:height="1.365cm" svg:x="3.3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4" draw:text-style-name="P1" draw:layer="layout" svg:width="1.433cm" svg:height="1.365cm" svg:x="5.0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4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4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4" draw:text-style-name="P1" draw:layer="layout" svg:width="1.433cm" svg:height="1.365cm" svg:x="9.9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4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4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4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4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4" draw:text-style-name="P1" draw:layer="layout" svg:width="1.433cm" svg:height="1.365cm" svg:x="18.0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4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4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4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4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4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6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6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6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6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6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6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6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6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6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6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6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6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6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6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6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6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1:55:34.571315668</dc:date>
    <dc:creator>elucterio </dc:creator>
    <meta:editing-duration>P1DT1H25M39S</meta:editing-duration>
    <meta:editing-cycles>42</meta:editing-cycles>
    <meta:generator>LibreOffice/4.2.8.2$Linux_X86_64 LibreOffice_project/420m0$Build-2</meta:generator>
    <meta:document-statistic meta:object-count="108"/>
  </office:meta>
</office:document-meta>
</file>